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52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2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09-20" calcext:value-type="date">
            <text:p>20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0-10" calcext:value-type="date">
            <text:p>10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18" calcext:value-type="date">
            <text:p>18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14]-[.F14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14])" office:value-type="float" office:value="270" calcext:value-type="float">
            <text:p>27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7.536540305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7.5387969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9-01T14:07:37.834504256</dc:date>
    <meta:print-date>2019-10-31T18:11:28.685825074</meta:print-date>
    <dc:language>pt-PT</dc:language>
    <meta:editing-cycles>564</meta:editing-cycles>
    <meta:editing-duration>P1DT7H49M20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